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Times New Roman" fo:language="pt" fo:country="BR"/>
    </style:style>
    <style:style style:name="P2" style:family="paragraph" style:parent-style-name="Standard" style:list-style-name="L2">
      <style:paragraph-properties fo:margin-top="0cm" fo:margin-bottom="0cm" loext:contextual-spacing="false"/>
      <style:text-properties style:font-name="Times New Roman" fo:language="pt" fo:country="BR" officeooo:rsid="000dfdeb" officeooo:paragraph-rsid="000dfdeb"/>
    </style:style>
    <style:style style:name="P3" style:family="paragraph" style:parent-style-name="Standard" style:list-style-name="L2">
      <style:paragraph-properties fo:margin-top="0cm" fo:margin-bottom="0cm" loext:contextual-spacing="false"/>
      <style:text-properties style:font-name="Times New Roman" fo:language="pt" fo:country="BR" officeooo:rsid="000dfdeb" officeooo:paragraph-rsid="000f7039"/>
    </style:style>
    <style:style style:name="P4" style:family="paragraph" style:parent-style-name="Standard" style:list-style-name="L2">
      <style:paragraph-properties fo:margin-top="0cm" fo:margin-bottom="0cm" loext:contextual-spacing="false"/>
      <style:text-properties style:font-name="Times New Roman" fo:language="pt" fo:country="BR" officeooo:rsid="000dfdeb" officeooo:paragraph-rsid="00116b80"/>
    </style:style>
    <style:style style:name="P5" style:family="paragraph" style:parent-style-name="Standard">
      <style:paragraph-properties fo:margin-top="0cm" fo:margin-bottom="0cm" loext:contextual-spacing="false" fo:break-before="page"/>
      <style:text-properties style:font-name="Times New Roman" fo:language="pt" fo:country="BR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1"/>
      <style:text-properties style:font-name="Times New Roman" fo:language="pt" fo:country="BR"/>
    </style:style>
    <style:style style:name="P7" style:family="paragraph" style:parent-style-name="Standard">
      <style:text-properties style:font-name="Times New Roman" fo:language="pt" fo:country="BR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Times New Roman" fo:language="pt" fo:country="BR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1.27cm" style:auto-text-indent="false" fo:break-before="page"/>
      <style:text-properties style:font-name="Times New Roman" fo:language="pt" fo:country="BR"/>
    </style:style>
    <style:style style:name="P10" style:family="paragraph" style:parent-style-name="Heading_20_1" style:list-style-name="WWNum1">
      <style:paragraph-properties fo:margin-left="1.27cm" fo:margin-right="0cm" fo:margin-top="0.706cm" fo:margin-bottom="0.212cm" loext:contextual-spacing="true" fo:text-indent="-0.635cm" style:auto-text-indent="false"/>
      <style:text-properties style:font-name="Times New Roman" fo:language="pt" fo:country="BR"/>
    </style:style>
    <style:style style:name="P11" style:family="paragraph" style:parent-style-name="Heading_20_1">
      <style:paragraph-properties fo:margin-top="0.706cm" fo:margin-bottom="0.212cm" loext:contextual-spacing="false"/>
      <style:text-properties style:font-name="Times New Roman" fo:language="pt" fo:country="BR"/>
    </style:style>
    <style:style style:name="P12" style:family="paragraph" style:parent-style-name="Heading_20_1">
      <style:paragraph-properties fo:margin-left="0cm" fo:margin-right="0cm" fo:margin-top="0.706cm" fo:margin-bottom="0.212cm" loext:contextual-spacing="false" fo:text-indent="1.27cm" style:auto-text-indent="false"/>
      <style:text-properties style:font-name="Times New Roman" fo:language="pt" fo:country="BR"/>
    </style:style>
    <style:style style:name="T1" style:family="text">
      <style:text-properties officeooo:rsid="000f7039"/>
    </style:style>
    <style:style style:name="T2" style:family="text">
      <style:text-properties officeooo:rsid="00116b80"/>
    </style:style>
    <style:style style:name="T3" style:family="text">
      <style:text-properties officeooo:rsid="00141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ítulo</text:p>
      <text:p text:style-name="P1"/>
      <text:p text:style-name="P1"/>
      <text:p text:style-name="P1">Páginas iniciais…</text:p>
      <text:p text:style-name="P1"/>
      <text:p text:style-name="P7"/>
      <text:p text:style-name="P5"/>
      <text:list xml:id="list6297672870741919917" text:style-name="WWNum1">
        <text:list-item>
          <text:p text:style-name="P10"><text:bookmark text:name="_qutg834rpbf8"/>Introdução</text:p>
        </text:list-item>
      </text:list>
      <text:p text:style-name="P1">Aqui vai a introdução. Só fazer depois que o 2, 3, 4 e 5 estiverem ok.</text:p>
      <text:p text:style-name="P1"/>
      <text:p text:style-name="P1"/>
      <text:p text:style-name="P1"/>
      <text:p text:style-name="P7"/>
      <text:p text:style-name="P5"/>
      <text:list xml:id="list95534773041990" text:continue-numbering="true" text:style-name="WWNum1">
        <text:list-item>
          <text:p text:style-name="P10"><text:bookmark text:name="_x41otp686ifh"/>Fundamentação teórica</text:p>
        </text:list-item>
      </text:list>
      <text:p text:style-name="P8">Aqui vai tudo o que você usou mas não criou. O que seu leitor precisa saber pra entender seu trabalho. </text:p>
      <text:p text:style-name="P8">Só fazer depois que o 3, 4 e 5 estiverem ok.</text:p>
      <text:p text:style-name="P8"/>
      <text:p text:style-name="P7"/>
      <text:p text:style-name="P9"/>
      <text:list xml:id="list95536740445031" text:continue-numbering="true" text:style-name="WWNum1">
        <text:list-item>
          <text:p text:style-name="P10"><text:bookmark text:name="_s1lwlia3m5tx"/>Projeto e desenvolvimento do sistema</text:p>
        </text:list-item>
      </text:list>
      <text:p text:style-name="P8">Aqui vai tudo o que você precisou fazer para projetar e desenvolver o seu sistema. </text:p>
      <text:p text:style-name="P8">É o mais importante, porque apresenta o software que você criou. Como é porte, precisa falar dos detalhes do que foi portado.</text:p>
      <text:p text:style-name="P8">Aquele email com mudanças na lista de syscalls entra aqui, como referência. Precisa incluir ele nas referências.</text:p>
      <text:p text:style-name="P8">Fazer como a primeira coisa do texto. Vai alimentando referências em paralelo.</text:p>
      <text:p text:style-name="P8"/>
      <text:list xml:id="list9222324245946994610" text:style-name="L2">
        <text:list-item>
          <text:p text:style-name="P2">Preparação do ambiente de testes: <text:span text:style-name="T1">escolhendo </text:span>o hardware</text:p>
        </text:list-item>
        <text:list-item>
          <text:p text:style-name="P3">Preparação do ambiente de testes: <text:span text:style-name="T1">escolhendo a distribuição linux</text:span></text:p>
        </text:list-item>
        <text:list-item>
          <text:p text:style-name="P4">Preparação do ambiente de testes: <text:span text:style-name="T2">preparação do sistema para compilação do kernel</text:span></text:p>
        </text:list-item>
        <text:list-item>
          <text:p text:style-name="P2">Preparação do ambiente de testes: aplicação do patch rt-linux</text:p>
        </text:list-item>
        <text:list-item>
          <text:p text:style-name="P2">Preparação do ambiente de testes: <text:span text:style-name="T2">configuração</text:span> <text:span text:style-name="T2">d</text:span>o kernel</text:p>
        </text:list-item>
        <text:list-item>
          <text:p text:style-name="P2">Preparação do ambiente de testes: <text:span text:style-name="T2">compilação e instalação do</text:span> kernel</text:p>
        </text:list-item>
        <text:list-item>
          <text:p text:style-name="P2">Preparação do ambiente de testes: compilação e execução dos testes do rt-linux</text:p>
        </text:list-item>
        <text:list-item>
          <text:p text:style-name="P2">Preparação do ambiente de testes: problemas e<text:span text:style-name="T3">n</text:span>contrados</text:p>
        </text:list-item>
      </text:list>
      <text:p text:style-name="P9"/>
      <text:list xml:id="list95536485210144" text:continue-list="list95536740445031" text:style-name="WWNum1">
        <text:list-item>
          <text:p text:style-name="P10"><text:bookmark text:name="_ycrwmbpkjde7"/>Testes e resultados obtidos</text:p>
        </text:list-item>
      </text:list>
      <text:p text:style-name="P1"><text:tab/>Aqui você descreve os testes que foram planejados e executados, bem como os resultados que você alcançou nestes testes.</text:p>
      <text:p text:style-name="P8">Faça logo depois do cap 3.</text:p>
      <text:p text:style-name="P1"/>
      <text:p text:style-name="P1"/>
      <text:p text:style-name="P7"/>
      <text:p text:style-name="P5"/>
      <text:list xml:id="list95536746191410" text:continue-numbering="true" text:style-name="WWNum1">
        <text:list-item>
          <text:p text:style-name="P10"><text:bookmark text:name="_25u0h9rzjjru"/>Conclusões e trabalhos futuros</text:p>
        </text:list-item>
      </text:list>
      <text:p text:style-name="P1"><text:tab/>Aqui você incluirá tudo o que concluiu e listará que trabalhos futuros podem ser interessantes. Qualquer coisa que você acha que poderia ter feito, mas que está fora destes escopo.</text:p>
      <text:p text:style-name="P1"/>
      <text:p text:style-name="P7"/>
      <text:p text:style-name="P5"/>
      <text:p text:style-name="P11"><text:bookmark text:name="_yxf3yl9w74l"/>Referências</text:p>
      <text:p text:style-name="P8">Aqui entram todos os documentos usados como base para entender o kernel, o patch, como usar, tempo real, etc.</text:p>
      <text:p text:style-name="P8">Precisa ser feito DURANTE a escrita do texto, ou não será feito.</text:p>
      <text:p text:style-name="P8"/>
      <text:p text:style-name="P8"/>
      <text:p text:style-name="P7"/>
      <text:p text:style-name="P9"/>
      <text:p text:style-name="P12"><text:bookmark text:name="_8e8wui8yxn9r"/>Anex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dc:date>2017-06-03T09:55:34.573000000</dc:date>
    <meta:editing-duration>PT52M51S</meta:editing-duration>
    <meta:editing-cycles>4</meta:editing-cycles>
    <meta:document-statistic meta:table-count="0" meta:image-count="0" meta:object-count="0" meta:page-count="8" meta:paragraph-count="29" meta:word-count="308" meta:character-count="1823" meta:non-whitespace-character-count="1553"/>
  </office:meta>
</office:document-meta>
</file>